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 PL ZenKai Uni" svg:font-family="'AR PL ZenKai Uni'" style:font-family-generic="roman" style:font-pitch="variable"/>
    <style:font-face style:name="AR PL ShanHeiSun Uni" svg:font-family="'AR PL ShanHeiSun Uni'" style:font-family-generic="swiss" style:font-pitch="variable"/>
    <style:font-face style:name="AR PL ShanHeiSun Uni1" svg:font-family="'AR PL ShanHeiSun Un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color="#ff0000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问题：谁养鱼</text:p>
      <text:p text:style-name="P2"><text:tab/><text:tab/>(<text:span text:style-name="T1">爱因斯坦说：世界上有98%的人答不出来</text:span>)</text:p>
      <text:p text:style-name="P2"><text:tab/>五个不同国籍的人住不同颜色的房子，养不同的宠物，喝不同的饮料，抽不同的香烟。根据以下条件，找出谁养的鱼：</text:p>
      <text:p text:style-name="P2"/>
      <text:list text:style-name="L1">
        <text:list-item>
          <text:p text:style-name="P3">英国人住红色房子；</text:p>
        </text:list-item>
        <text:list-item>
          <text:p text:style-name="P3">瑞典人养狗；</text:p>
        </text:list-item>
        <text:list-item>
          <text:p text:style-name="P3">丹麦人喝茶；</text:p>
        </text:list-item>
        <text:list-item>
          <text:p text:style-name="P3">绿色房子在白色房子的左边；</text:p>
        </text:list-item>
        <text:list-item>
          <text:p text:style-name="P3">绿色房子的主人喝咖啡；</text:p>
        </text:list-item>
        <text:list-item>
          <text:p text:style-name="P3">抽Pall Mall香烟的人养鸟；</text:p>
        </text:list-item>
        <text:list-item>
          <text:p text:style-name="P3">黄色房子的主人抽Dunhill香烟；</text:p>
        </text:list-item>
        <text:list-item>
          <text:p text:style-name="P3">住中间房子的人喝牛奶；</text:p>
        </text:list-item>
        <text:list-item>
          <text:p text:style-name="P3">挪威人住第一间房子；</text:p>
        </text:list-item>
        <text:list-item>
          <text:p text:style-name="P3">抽Blends香烟的人住在养猫人的隔壁；</text:p>
        </text:list-item>
        <text:list-item>
          <text:p text:style-name="P3">养马的人住在抽Dunhill香烟的人的隔壁</text:p>
        </text:list-item>
        <text:list-item>
          <text:p text:style-name="P3">抽Blue烟的人喝啤酒；</text:p>
        </text:list-item>
        <text:list-item>
          <text:p text:style-name="P3">德国人抽Prince香烟；</text:p>
        </text:list-item>
        <text:list-item>
          <text:p text:style-name="P3">挪威人住在蓝色房子的隔壁；</text:p>
        </text:list-item>
        <text:list-item>
          <text:p text:style-name="P3">抽Blends烟的人有一个喝水的邻居。</text:p>
        </text:list-item>
      </text:list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 PL ZenKai Uni" svg:font-family="'AR PL ZenKai Uni'" style:font-family-generic="roman" style:font-pitch="variable"/>
    <style:font-face style:name="AR PL ShanHeiSun Uni" svg:font-family="'AR PL ShanHeiSun Uni'" style:font-family-generic="swiss" style:font-pitch="variable"/>
    <style:font-face style:name="AR PL ShanHeiSun Uni1" svg:font-family="'AR PL ShanHeiSun Un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zh" style:country-complex="C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 PL ZenKai Uni" fo:font-size="12pt" fo:language="en" fo:country="US" style:font-name-asian="AR PL ShanHeiSun Uni1" style:font-size-asian="12pt" style:language-asian="zh" style:country-asian="CN" style:font-name-complex="AR PL ShanHeiSun Uni1" style:font-size-complex="12pt" style:language-complex="zh" style:country-complex="C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 PL ShanHeiSun Uni" fo:font-size="14pt" style:font-name-asian="AR PL ShanHeiSun Uni1" style:font-size-asian="14pt" style:font-name-complex="AR PL ShanHeiSun Uni1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sd0706</meta:initial-creator>
    <meta:creation-date>2007-10-25T11:27:42</meta:creation-date>
    <dc:creator>asd0706</dc:creator>
    <dc:date>2007-10-25T16:52:26</dc:date>
    <dc:language>en-US</dc:language>
    <meta:editing-cycles>7</meta:editing-cycles>
    <meta:editing-duration>PT1H47M3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9" meta:word-count="139" meta:character-count="282"/>
  </office:meta>
</office:document-meta>
</file>